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06" calcext:value-type="float">
            <text:p>1306</text:p>
          </table:table-cell>
          <table:table-cell table:style-name="ce7" table:formula="of:=COUNTIF([.B7:.B999998];&quot;X&quot;)" office:value-type="float" office:value="1128" calcext:value-type="float">
            <text:p>1128</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2" calcext:value-type="float">
            <text:p>152</text:p>
          </table:table-cell>
          <table:table-cell table:style-name="ce25" table:formula="of:=SUM([.B2:.F2])" office:value-type="float" office:value="1387" calcext:value-type="float">
            <text:p>138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5">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105">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10">00/00/0000</text:date>, <text:time style:data-style-name="N2" text:time-value="21:03:17.39460267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7-10T21:03:34.031053588</dc:date>
    <meta:editing-duration>P1DT10H9M54S</meta:editing-duration>
    <meta:editing-cycles>1295</meta:editing-cycles>
    <meta:document-statistic meta:table-count="1" meta:cell-count="7880" meta:object-count="0"/>
  </office:meta>
</office:document-meta>
</file>